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48000000FA1E776F5B.svm" manifest:media-type=""/>
  <manifest:file-entry manifest:full-path="Pictures/2000000100000170000000D408ECA264.svm" manifest:media-type=""/>
  <manifest:file-entry manifest:full-path="Pictures/2000000100000378000000FE0BE5BD4A.svm" manifest:media-type=""/>
  <manifest:file-entry manifest:full-path="Pictures/200000010000018A0000012DBC12F100.svm" manifest:media-type=""/>
  <manifest:file-entry manifest:full-path="Pictures/20000001000002E8000000FEDDA4FBE5.svm" manifest:media-type=""/>
  <manifest:file-entry manifest:full-path="Pictures/200000010000017000000129D9D0866D.svm" manifest:media-type=""/>
  <manifest:file-entry manifest:full-path="Pictures/20000001000000FE000000FA28DF3A34.svm" manifest:media-type=""/>
  <manifest:file-entry manifest:full-path="Pictures/20000001000005440000012DE60C73E6.svm" manifest:media-type=""/>
  <manifest:file-entry manifest:full-path="Pictures/200000010000022A0000013157A6BD97.svm" manifest:media-type=""/>
  <manifest:file-entry manifest:full-path="Pictures/20000002000001940000007C9776DC45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B=5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0.58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0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 k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44cm" svg:height="2.571cm" svg:x="0.374cm" svg:y="1.361cm">
          <draw:image xlink:href="Pictures/20000002000001940000007C9776DC45.eps" xlink:type="simple" xlink:show="embed" xlink:actuate="onLoad">
            <text:p/>
          </draw:image>
        </draw:frame>
        <draw:frame draw:style-name="gr2" draw:text-style-name="P3" draw:layer="layout" svg:width="0.869cm" svg:height="0.916cm" svg:x="7.137cm" svg:y="3.82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065cm" svg:y="3.847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4" draw:layer="layout" svg:x1="7.063cm" svg:y1="1.155cm" svg:x2="7.721cm" svg:y2="1.155cm">
          <text:p/>
        </draw:line>
        <draw:line draw:style-name="gr3" draw:text-style-name="P4" draw:layer="layout" svg:x1="0.907cm" svg:y1="1.155cm" svg:x2="1.565cm" svg:y2="1.155cm">
          <text:p/>
        </draw:line>
        <draw:frame draw:style-name="gr4" draw:text-style-name="P1" draw:layer="layout" svg:width="0.664cm" svg:height="0.365cm" svg:x="2.153cm" svg:y="0.858cm">
          <draw:image xlink:href="Pictures/200000010000022A0000013157A6BD97.svm" xlink:type="simple" xlink:show="embed" xlink:actuate="onLoad">
            <text:p/>
          </draw:image>
        </draw:frame>
        <draw:frame draw:style-name="gr5" draw:text-style-name="P1" draw:layer="layout" svg:width="1.616cm" svg:height="0.36cm" svg:x="1.084cm" svg:y="2.693cm">
          <draw:image xlink:href="Pictures/20000001000005440000012DE60C73E6.svm" xlink:type="simple" xlink:show="embed" xlink:actuate="onLoad">
            <text:p/>
          </draw:image>
        </draw:frame>
        <draw:frame draw:style-name="gr6" draw:text-style-name="P1" draw:layer="layout" svg:width="0.304cm" svg:height="0.299cm" svg:x="4.618cm" svg:y="2.5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4cm" svg:height="0.355cm" svg:x="7.029cm" svg:y="0.643cm">
          <draw:image xlink:href="Pictures/200000010000017000000129D9D0866D.svm" xlink:type="simple" xlink:show="embed" xlink:actuate="onLoad">
            <text:p/>
          </draw:image>
        </draw:frame>
        <draw:frame draw:style-name="gr8" draw:text-style-name="P1" draw:layer="layout" svg:width="0.472cm" svg:height="0.36cm" svg:x="6.767cm" svg:y="2.615cm">
          <draw:image xlink:href="Pictures/200000010000018A0000012DBC12F100.svm" xlink:type="simple" xlink:show="embed" xlink:actuate="onLoad">
            <text:p/>
          </draw:image>
        </draw:frame>
        <draw:frame draw:style-name="gr6" draw:text-style-name="P1" draw:layer="layout" svg:width="0.304cm" svg:height="0.299cm" svg:x="7.832cm" svg:y="2.63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4cm" svg:height="0.355cm" svg:x="0.886cm" svg:y="0.643cm">
          <draw:image xlink:href="Pictures/200000010000017000000129D9D0866D.svm" xlink:type="simple" xlink:show="embed" xlink:actuate="onLoad">
            <text:p/>
          </draw:image>
        </draw:frame>
        <draw:frame draw:style-name="gr9" draw:text-style-name="P1" draw:layer="layout" svg:width="1.064cm" svg:height="0.304cm" svg:x="1.914cm" svg:y="2.05cm">
          <draw:image xlink:href="Pictures/2000000100000378000000FE0BE5BD4A.svm" xlink:type="simple" xlink:show="embed" xlink:actuate="onLoad">
            <text:p/>
          </draw:image>
        </draw:frame>
        <draw:frame draw:style-name="gr10" draw:text-style-name="P1" draw:layer="layout" svg:width="0.892cm" svg:height="0.304cm" svg:x="3.254cm" svg:y="2.004cm">
          <draw:image xlink:href="Pictures/20000001000002E8000000FEDDA4FBE5.svm" xlink:type="simple" xlink:show="embed" xlink:actuate="onLoad">
            <text:p/>
          </draw:image>
        </draw:frame>
        <draw:frame draw:style-name="gr11" draw:text-style-name="P1" draw:layer="layout" svg:width="0.44cm" svg:height="0.253cm" svg:x="3.44cm" svg:y="1.016cm">
          <draw:image xlink:href="Pictures/2000000100000170000000D408ECA264.svm" xlink:type="simple" xlink:show="embed" xlink:actuate="onLoad">
            <text:p/>
          </draw:image>
        </draw:frame>
        <draw:frame draw:style-name="gr12" draw:text-style-name="P1" draw:layer="layout" svg:width="0.7cm" svg:height="0.299cm" svg:x="4.601cm" svg:y="2.943cm">
          <draw:image xlink:href="Pictures/2000000100000248000000FA1E776F5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2:05.849308077</dc:date>
    <meta:editing-duration>PT4M16S</meta:editing-duration>
    <meta:editing-cycles>4</meta:editing-cycles>
    <meta:generator>LibreOffice/4.2.8.2$Linux_x86 LibreOffice_project/420m0$Build-2</meta:generator>
    <meta:document-statistic meta:object-count="16"/>
  </office:meta>
</office:document-meta>
</file>